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b2c6" officeooo:paragraph-rsid="0011b2c6"/>
    </style:style>
    <style:style style:name="P2" style:family="paragraph" style:parent-style-name="Standard">
      <style:text-properties fo:font-weight="bold" officeooo:rsid="0011b2c6" officeooo:paragraph-rsid="0011b2c6" style:font-weight-asian="bold" style:font-weight-complex="bold"/>
    </style:style>
    <style:style style:name="P3" style:family="paragraph" style:parent-style-name="Standard">
      <style:text-properties officeooo:rsid="0012d63f" officeooo:paragraph-rsid="0012d63f"/>
    </style:style>
    <style:style style:name="T1" style:family="text">
      <style:text-properties officeooo:rsid="0012d9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v 2.0 build 8/Jan/2024</text:p>
      <text:p text:style-name="P2"/>
      <text:p text:style-name="P1">1.<text:tab/>The holes in the footprint for the two SPST toggle switches are too small. Annoying, because I hit that problem before but forgot to change the footprint.</text:p>
      <text:p text:style-name="P1"/>
      <text:p text:style-name="P1">I have updated the Europi_SPDT footprint, which is applied to that switch, so now the holes are 1mm</text:p>
      <text:p text:style-name="P1"/>
      <text:p text:style-name="P1">2.<text:tab/>I have actually run out of SPST Sub-miniature switches, so need to get some</text:p>
      <text:p text:style-name="P1"/>
      <text:p text:style-name="P1">3.<text:tab/>I cannot seem to find my 18pF 0805 capacitors. I must have some somewhere as I used them on Rev 1.0 but need to get some more</text:p>
      <text:p text:style-name="P1"/>
      <text:p text:style-name="P1">4. <text:tab/>I am low on 47uF and 10uF Electrolytics</text:p>
      <text:p text:style-name="P1"/>
      <text:p text:style-name="P1">5. <text:tab/>I never ordered any 300n caps for th 7805 regulator</text:p>
      <text:p text:style-name="P1"/>
      <text:p text:style-name="P1">6. <text:tab/>I could have done with some 20-way female pin sockets – I had to shave down 10-Ways to get them to fit.</text:p>
      <text:p text:style-name="P1"/>
      <text:p text:style-name="P3">7. <text:tab/>I could do with a longer shaft on the PTV112-4420A-A503 dual pots.</text:p>
      <text:p text:style-name="P3"><text:tab/>In the product code 4420 20=20mm – mine *look* like the shaft </text:p>
      <text:p text:style-name="P3"/>
      <text:p text:style-name="P3"><text:tab/><text:span text:style-name="T1">Mine look like 20mm *without* bushing, in which case the sfat length is measured from the PCB!! so I prob need 25mm:</text:span></text:p>
      <text:p text:style-name="P3"/>
      <text:p text:style-name="P3"><text:tab/><text:span text:style-name="T1">PTV112-4425A-A503 (no bushing) or</text:span></text:p>
      <text:p text:style-name="P3"><text:tab/><text:span text:style-name="T1">PTV112-3420A-A503 (with bushing)</text:span></text:p>
      <text:p text:style-name="P1"/>
      <text:p text:style-name="P1"><text:tab/><text:span text:style-name="T1">Both are really difficult to find!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07:57:17.507000000</meta:creation-date>
    <dc:date>2025-01-09T08:41:54.654000000</dc:date>
    <meta:editing-duration>PT10M10S</meta:editing-duration>
    <meta:editing-cycles>1</meta:editing-cycles>
    <meta:document-statistic meta:table-count="0" meta:image-count="0" meta:object-count="0" meta:page-count="1" meta:paragraph-count="14" meta:word-count="194" meta:character-count="1044" meta:non-whitespace-character-count="852"/>
    <meta:generator>LibreOffice/7.6.2.1$Windows_X86_64 LibreOffice_project/56f7684011345957bbf33a7ee678afaf4d2ba333</meta:generator>
  </office:meta>
</office:document-meta>
</file>